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4cm" fo:margin-left="-0.191cm" table:align="left" style:writing-mode="lr-tb"/>
    </style:style>
    <style:style style:name="Таблица1.A" style:family="table-column">
      <style:table-column-properties style:column-width="2.663cm"/>
    </style:style>
    <style:style style:name="Таблица1.B" style:family="table-column">
      <style:table-column-properties style:column-width="14.8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none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Сокращения предметной области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Обычный_20_текст">ГТД<text:span text:style-name="T1"> </text:span></text:p>
          </table:table-cell>
          <table:table-cell table:style-name="Таблица1.A1" office:value-type="string">
            <text:p text:style-name="Обычный_20_текст">Грузовая таможенная деклар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ДТС<text:span text:style-name="T1"> </text:span></text:p>
          </table:table-cell>
          <table:table-cell table:style-name="Таблица1.A1" office:value-type="string">
            <text:p text:style-name="Обычный_20_текст">Декларация таможенной стоимости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АСТО</text:p>
          </table:table-cell>
          <table:table-cell table:style-name="Таблица1.A1" office:value-type="string">
            <text:p text:style-name="Обычный_20_текст">Комплексная автоматизированная система таможенного оформлен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ПС</text:p>
          </table:table-cell>
          <table:table-cell table:style-name="Таблица1.A1" office:value-type="string">
            <text:p text:style-name="Обычный_20_текст">Комплекс программных средств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НСИ</text:p>
          </table:table-cell>
          <table:table-cell table:style-name="Таблица1.A1" office:value-type="string">
            <text:p text:style-name="Обычный_20_текст">Нормативно-справочная информ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ЭД </text:p>
          </table:table-cell>
          <table:table-cell table:style-name="Таблица1.A1" office:value-type="string">
            <text:p text:style-name="Обычный_20_текст">Электронная декларация</text:p>
          </table:table-cell>
        </table:table-row>
      </table:table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Обычный_20_текст">XML </text:p>
          </table:table-cell>
          <table:table-cell table:style-name="Таблица2.A1" office:value-type="string">
            <text:p text:style-name="Обычный_20_текст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БД<text:span text:style-name="T1"> </text:span></text:p>
          </table:table-cell>
          <table:table-cell table:style-name="Таблица2.A1" office:value-type="string">
            <text:p text:style-name="Обычный_20_текст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СУБД </text:p>
          </table:table-cell>
          <table:table-cell table:style-name="Таблица2.A1" office:value-type="string">
            <text:p text:style-name="Обычный_20_текст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ML</text:p>
          </table:table-cell>
          <table:table-cell table:style-name="Таблица2.A1" office:value-type="string">
            <text:p text:style-name="Обычный_20_текст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TP</text:p>
          </table:table-cell>
          <table:table-cell table:style-name="Таблица2.A1" office:value-type="string">
            <text:p text:style-name="Обычный_20_текст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SD</text:p>
          </table:table-cell>
          <table:table-cell table:style-name="Таблица2.A1" office:value-type="string">
            <text:p text:style-name="Обычный_20_текст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va EE, J2EE</text:p>
          </table:table-cell>
          <table:table-cell table:style-name="Таблица2.A1" office:value-type="string">
            <text:p text:style-name="Обычный_20_текст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AJAX</text:p>
          </table:table-cell>
          <table:table-cell table:style-name="Таблица2.A1" office:value-type="string">
            <text:p text:style-name="Обычный_20_текст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HTML</text:p>
          </table:table-cell>
          <table:table-cell table:style-name="Таблица2.A1" office:value-type="string">
            <text:p text:style-name="Обычный_20_текст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SS</text:p>
          </table:table-cell>
          <table:table-cell table:style-name="Таблица2.A1" office:value-type="string">
            <text:p text:style-name="Обычный_20_текст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DOM</text:p>
          </table:table-cell>
          <table:table-cell table:style-name="Таблица2.A1" office:value-type="string">
            <text:p text:style-name="Обычный_20_текст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GUI</text:p>
          </table:table-cell>
          <table:table-cell table:style-name="Таблица2.A1" office:value-type="string">
            <text:p text:style-name="Обычный_20_текст"><text:span text:style-name="T2">graphical user interface</text:span> <text:span text:style-name="T1">(</text:span><text:span text:style-name="T3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RPC</text:p>
          </table:table-cell>
          <table:table-cell table:style-name="Таблица2.A1" office:value-type="string">
            <text:p text:style-name="Обычный_20_текст"><text:span text:style-name="T1">Remote</text:span> <text:span text:style-name="T1">Procedure</text:span> <text:span text:style-name="T1">Call </text:span><text:span text:style-name="T3">(</text:span><text:span text:style-name="T3">удалённый вызов процедур</text:span><text:span text:style-name="T3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QL</text:p>
          </table:table-cell>
          <table:table-cell table:style-name="Таблица2.A1" office:value-type="string">
            <text:p text:style-name="Обычный_20_текст"><text:span text:style-name="T2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RM</text:p>
          </table:table-cell>
          <table:table-cell table:style-name="Таблица2.A1" office:value-type="string">
            <text:p text:style-name="Обычный_20_текст"><text:span text:style-name="T2">Object-relational mapping</text:span> <text:span text:style-name="T1">(</text:span><text:span text:style-name="T3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LOB </text:p>
          </table:table-cell>
          <table:table-cell table:style-name="Таблица2.A1" office:value-type="string">
            <text:p text:style-name="Обычный_20_текст">Character Large Object <text:span text:style-name="T1">(</text:span><text:span text:style-name="T3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XB</text:p>
          </table:table-cell>
          <table:table-cell table:style-name="Таблица2.A1" office:value-type="string">
            <text:p text:style-name="Обычный_20_текст"><text:span text:style-name="T1">Java API for XML Binding (</text:span><text:span text:style-name="T3">интерфейс Java</text:span><text:span text:style-name="T1"> </text:span><text:span text:style-name="T3">для связи с </text:span><text:span text:style-name="T1">XML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DO</text:p>
          </table:table-cell>
          <table:table-cell table:style-name="Таблица2.A1" office:value-type="string">
            <text:p text:style-name="Обычный_20_текст">Java Data Objects <text:span text:style-name="T1">(</text:span><text:span text:style-name="T3">спецификация Java</text:span><text:span text:style-name="T1"> </text:span><text:span text:style-name="T3">для работы с объектами 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I</text:p>
          </table:table-cell>
          <table:table-cell table:style-name="Таблица2.A1" office:value-type="string">
            <text:p text:style-name="Обычный_20_текст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MG </text:p>
          </table:table-cell>
          <table:table-cell table:style-name="Таблица2.A1" office:value-type="string">
            <text:p text:style-name="Обычный_20_текст"><text:span text:style-name="T2">Object Management Group</text:span> <text:span text:style-name="T1">(</text:span><text:span text:style-name="T1">рабочая группа (консорциум), занимающаяся разработкой и продвижением объектно-</text:span><text:soft-page-break/><text:span text:style-name="T1">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EMF</text:p>
          </table:table-cell>
          <table:table-cell table:style-name="Таблица2.A1" office:value-type="string">
            <text:p text:style-name="Обычный_20_текст">Eclipse Modeling Framework <text:span text:style-name="T1">(</text:span><text:span text:style-name="T3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UML</text:p>
          </table:table-cell>
          <table:table-cell table:style-name="Таблица2.A1" office:value-type="string">
            <text:p text:style-name="Обычный_20_текст"><text:span text:style-name="T2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PA</text:p>
          </table:table-cell>
          <table:table-cell table:style-name="Таблица2.A1" office:value-type="string">
            <text:p text:style-name="Обычный_20_текст">Java Persistence API <text:span text:style-name="T1">(</text:span><text:span text:style-name="T3">интерфейс и среда на основе </text:span><text:span text:style-name="T1">J2EE </text:span><text:span text:style-name="T3">для работы </text:span><text:span text:style-name="T1">c </text:span><text:span text:style-name="T3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WT</text:p>
          </table:table-cell>
          <table:table-cell table:style-name="Таблица2.A1" office:value-type="string">
            <text:p text:style-name="Обычный_20_текст">Standard Widget Toolkit <text:span text:style-name="T1">(библиотека с открытым исходным кодом для разработки графических интерфейсов пользователя на языке Java)</text:span></text:p>
          </table:table-cell>
        </table:table-row>
      </table:table>
      <text:p text:style-name="Standard"/>
      <text:h text:style-name="P1" text:outline-level="1">Список определений</text:h>
      <text:p text:style-name="Text_20_body"><text:span text:style-name="T5">Клиент-серверная архитектура</text:span>. Это сетевая архитектура, в которой устройства являются либо клиентами, либо серверами [9]. </text:p>
      <text:p text:style-name="Text_20_body"><text:span text:style-name="T4">Клиент</text:span> — это аппаратный или программный компонент вычислительной системы, посылающий запросы серверу, используя определённый протокол. Клиент может запрашивать с сервера какие-либо данные, манипулировать данными непосредственно на сервере, запускать на сервере новые процессы и т. п. [6] </text:p>
      <text:p text:style-name="Text_20_body">Различают два типа клиентов: «тонкий» и «толстый». «Тонкий» клиент переносит все задачи по обработке информации на сервер. «Толстый», напротив, обрабатывает информацию независимо от сервера, используя последний в основном лишь для хранения данных. </text:p>
      <text:p text:style-name="Text_20_body"><text:span text:style-name="T4">Сервер</text:span> (англ. server, от англ. to serve — служить) — аппаратный или программный компонент вычислительной системы, выполняющий служебные функции по запросу клиента, предоставляя ему доступ к определённым ресурсам [6].</text:p>
      <text:p text:style-name="Text_20_body"><text:span text:style-name="T4">Веб-приложение</text:span> — приложение, основанное на клиент-серверной архитектуре, в котором клиентом выступает браузер, а сервером — веб-сервер [9]. При этом веб-приложение может выступать в качестве клиента других служб, например, базы данных или другого веб-приложения, расположенного на другом сервере. </text:p>
      <text:p text:style-name="Text_20_body">Веб-приложения являются основой для построения динамических веб-сайтов и веб-порталов. <text:span text:style-name="T4">Веб-сайт</text:span> (англ. website, от web — паутина и site — «место») — это совокупность веб-страниц, доступных в Интернет через протоколы HTTP/HTTPS [9]. Страницы сайта объединены общим корневым адресом, а также обычно темой, логической структурой, оформлением и/или авторством. Если веб-страницами сайта является неизменяемый набор <text:span text:style-name="T1">html</text:span>-файлов, <text:s/>такой сайт называется статическим. Если веб-страницы сайта <text:soft-page-break/>генерируются веб-приложением, то такой сайт называется динамическим. Разновидностью динамических веб-сайтов являются веб-порталы. </text:p>
      <text:p text:style-name="Text_20_body"><text:span text:style-name="T4">Веб-портал</text:span> (от англ. portal «главный вход; ворота») — веб-сайт, предоставляющий пользователю различные интерактивные сервисы (например, почта, поиск, информация о погоде), работающие в рамках одного веб-сайта.</text:p>
      <text:p text:style-name="Text_20_body"><text:span text:style-name="T4">Веб-сервер</text:span> — программа, запускаемая на подключённом к сети компьютере и использующая протоколы HTTP/<text:span text:style-name="T1">HTTPS</text:span> для передачи данных. В простейшем виде такая программа получает по сети HTTP-запрос на определённый ресурс, находит соответствующий файл на локальном жёстком диске и отправляет его по сети запросившему компьютеру. Более сложные веб-серверы способны динамически распределять ресурсы в ответ на HTTP-запрос. HTTP (от англ. HyperText Transfer Protocol — «протокол передачи гипертекста») — сетевой протокол прикладного уровня передачи данных, в первую очередь, в виде текстовых сообщений.</text:p>
      <text:p text:style-name="Text_20_body"><text:span text:style-name="T4">Браузер</text:span> (из англ. Web browser) — это программное обеспечение, позволяющее просматривать веб-страницы, т.е. <text:s/>гипертекстовые ресурсы Всемирной паутины, обычно написанные на языке HTML<text:span text:style-name="T1"> [9]</text:span>. Браузер обычно входит в состав операционной системы. Этот факт позволяет утверждать, что веб-приложения являются межплатформенными. Браузер относится к категории «тонких» клиентов.</text:p>
      <text:p text:style-name="Обычный_20_текст"><text:span text:style-name="T4">Dynamic HTML или DHTML</text:span> — это способ создания интерактивного веб-приложения, используя сочетание статичного языка разметки HTML, встраиваемого (и выполняемого на стороне клиента) скриптового языка JavaScript, CSS и DOM [6]. Можно заметить, что все вышеперечисленные веб-технологии используются также и в <text:span text:style-name="T1">AJAX</text:span>. DHTML позволяет создавать на базе веб-страниц интерфейсы с достаточно большими интерактивными возможностями, но любые изменения внешнего вида страницы реализуются лишь путем повторной загрузки всего документа.</text:p>
      <text:p text:style-name="Обычный_20_текст"><text:span text:style-name="T4">Фреймворк</text:span> — каркас программной системы (или подсистемы), включающий вспомогательные программы, библиотеки кода, язык сценариев и другое ПО, облегчающее разработку и объединение <text:s/>разных компонентов большого программного проекта за счёт использования единого API (Application Programming Interface) [9].</text:p>
      <text:p text:style-name="Обычный_20_текст"><text:soft-page-break/><text:span text:style-name="T5">Сериализация</text:span> — процесс перевода какой-либо структуры данных в последовательность битов. Обратной к операции сериализации является операция <text:span text:style-name="T5">десериализации</text:span> — восстановление начального состояния структуры данных из битовой последователь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0cm" style:auto-text-indent="true"/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1-28T11:39:57.81</dc:date>
    <dc:creator>eav eav</dc:creator>
    <meta:editing-duration>PT02H02M13S</meta:editing-duration>
    <meta:editing-cycles>54</meta:editing-cycles>
    <meta:generator>OpenOffice.org/3.0$Win32 OpenOffice.org_project/300m9$Build-9358</meta:generator>
    <meta:document-statistic meta:table-count="2" meta:image-count="0" meta:object-count="0" meta:page-count="5" meta:paragraph-count="76" meta:word-count="769" meta:character-count="6201"/>
    <meta:user-defined meta:name="Поле 1"/>
    <meta:user-defined meta:name="Поле 2"/>
    <meta:user-defined meta:name="Поле 3"/>
    <meta:user-defined meta:name="Поле 4"/>
  </office:meta>
</office:document-meta>
</file>